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style:text-properties officeooo:rsid="000cffcb" officeooo:paragraph-rsid="00150b72"/>
    </style:style>
    <style:style style:name="P3" style:family="paragraph" style:parent-style-name="Text_20_body">
      <style:paragraph-properties fo:text-align="justify" style:justify-single-word="false"/>
      <style:text-properties officeooo:rsid="000d3c83" officeooo:paragraph-rsid="00150b72"/>
    </style:style>
    <style:style style:name="P4" style:family="paragraph" style:parent-style-name="Text_20_body">
      <style:paragraph-properties fo:text-align="justify" style:justify-single-word="false"/>
      <style:text-properties officeooo:rsid="000d5948" officeooo:paragraph-rsid="000d5948"/>
    </style:style>
    <style:style style:name="P5" style:family="paragraph" style:parent-style-name="Text_20_body">
      <style:paragraph-properties fo:text-align="justify" style:justify-single-word="false"/>
      <style:text-properties officeooo:rsid="000f4fd3" officeooo:paragraph-rsid="000ff7b4"/>
    </style:style>
    <style:style style:name="P6" style:family="paragraph" style:parent-style-name="Text_20_body">
      <style:paragraph-properties fo:text-align="justify" style:justify-single-word="false"/>
      <style:text-properties officeooo:rsid="000ff7b4" officeooo:paragraph-rsid="000ff7b4"/>
    </style:style>
    <style:style style:name="P7" style:family="paragraph" style:parent-style-name="Text_20_body">
      <style:text-properties officeooo:rsid="00125fbd" officeooo:paragraph-rsid="00125fbd"/>
    </style:style>
    <style:style style:name="P8" style:family="paragraph" style:parent-style-name="Text_20_body">
      <style:text-properties officeooo:rsid="00136c50" officeooo:paragraph-rsid="00136c50"/>
    </style:style>
    <style:style style:name="P9" style:family="paragraph" style:parent-style-name="Text_20_body">
      <style:text-properties officeooo:rsid="0016f7a4" officeooo:paragraph-rsid="0016f7a4"/>
    </style:style>
    <style:style style:name="P10" style:family="paragraph" style:parent-style-name="Text_20_body">
      <style:text-properties officeooo:rsid="00180d46" officeooo:paragraph-rsid="00180d46"/>
    </style:style>
    <style:style style:name="P11" style:family="paragraph" style:parent-style-name="Text_20_body">
      <style:text-properties officeooo:rsid="00191834" officeooo:paragraph-rsid="00191834"/>
    </style:style>
    <style:style style:name="P12" style:family="paragraph" style:parent-style-name="Text_20_body">
      <style:paragraph-properties fo:text-align="justify" style:justify-single-word="false" fo:break-before="page"/>
    </style:style>
    <style:style style:name="P13" style:family="paragraph" style:parent-style-name="Text_20_body">
      <style:paragraph-properties fo:break-before="page"/>
      <style:text-properties officeooo:rsid="00180d46" officeooo:paragraph-rsid="00180d46"/>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Quotations">
      <style:paragraph-properties fo:margin-left="0cm" fo:margin-right="1cm" fo:text-indent="0cm" style:auto-text-indent="false" fo:break-before="page"/>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ext_20_body">
      <style:paragraph-properties fo:text-align="justify" style:justify-single-word="false"/>
      <style:text-properties officeooo:rsid="000ff7b4" officeooo:paragraph-rsid="000ff7b4"/>
    </style:style>
    <style:style style:name="P20" style:family="paragraph" style:parent-style-name="Text_20_body" style:list-style-name="L1">
      <style:text-properties officeooo:rsid="00191834" officeooo:paragraph-rsid="00191834"/>
    </style:style>
    <style:style style:name="P21" style:family="paragraph" style:parent-style-name="Text_20_body" style:list-style-name="L2">
      <style:text-properties officeooo:rsid="00191834" officeooo:paragraph-rsid="00191834"/>
    </style:style>
    <style:style style:name="P22" style:family="paragraph" style:parent-style-name="Text_20_body" style:list-style-name="L3">
      <style:text-properties officeooo:rsid="00191834" officeooo:paragraph-rsid="00191834"/>
    </style:style>
    <style:style style:name="P23" style:family="paragraph" style:parent-style-name="Text_20_body" style:list-style-name="L4">
      <style:text-properties officeooo:rsid="00191834" officeooo:paragraph-rsid="00191834"/>
    </style:style>
    <style:style style:name="T1" style:family="text">
      <style:text-properties officeooo:rsid="000cffcb"/>
    </style:style>
    <style:style style:name="T2" style:family="text">
      <style:text-properties officeooo:rsid="000d3c83"/>
    </style:style>
    <style:style style:name="T3" style:family="text">
      <style:text-properties officeooo:rsid="000d5948"/>
    </style:style>
    <style:style style:name="T4" style:family="text">
      <style:text-properties officeooo:rsid="000f4fd3"/>
    </style:style>
    <style:style style:name="T5" style:family="text">
      <style:text-properties officeooo:rsid="000ff7b4"/>
    </style:style>
    <style:style style:name="T6" style:family="text">
      <style:text-properties officeooo:rsid="0010e1c2"/>
    </style:style>
    <style:style style:name="T7" style:family="text">
      <style:text-properties officeooo:rsid="00136c50"/>
    </style:style>
    <style:style style:name="T8" style:family="text">
      <style:text-properties officeooo:rsid="00150b72"/>
    </style:style>
    <style:style style:name="T9" style:family="text">
      <style:text-properties officeooo:rsid="0016f7a4"/>
    </style:style>
    <style:style style:name="T10" style:family="text">
      <style:text-properties fo:language="ca" fo:country="ES"/>
    </style:style>
    <style:style style:name="T11" style:family="text">
      <style:text-properties fo:language="ca" fo:country="ES" officeooo:rsid="0019d467"/>
    </style:style>
    <style:style style:name="T12" style:family="text">
      <style:text-properties officeooo:rsid="00191834"/>
    </style:style>
    <style:style style:name="T13" style:family="text">
      <style:text-properties officeooo:rsid="0019a7b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12_929859557"/>SO2 – <text:span text:style-name="T8">Competència Transversal</text:span><text:bookmark-end text:name="__RefHeading___Toc112_929859557"/></text:p>
      <text:p text:style-name="Quotations"><text:bookmark-start text:name="__RefHeading___Toc114_929859557"/>Per sort, després d'Spectre i Meltdown ja no hi hagut més forats de seguretat hardware i els sistemes operatius ja l'han solventat.<text:bookmark-end text:name="__RefHeading___Toc114_929859557"/></text:p>
      <text:p text:style-name="P15"/>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18"><text:a xlink:type="simple" xlink:href="#__RefHeading___Toc122_929859557" text:style-name="Index_20_Link" text:visited-style-name="Index_20_Link">Conceptes bàsics<text:tab/>3</text:a></text:p>
          <text:p text:style-name="P14"><text:a xlink:type="simple" xlink:href="#__RefHeading___Toc124_929859557" text:style-name="Index_20_Link" text:visited-style-name="Index_20_Link">Breu explicació de l’execució fora d’ordre<text:tab/>3</text:a></text:p>
          <text:p text:style-name="P14"><text:a xlink:type="simple" xlink:href="#__RefHeading___Toc126_929859557" text:style-name="Index_20_Link" text:visited-style-name="Index_20_Link">Breu explicació de l’execució especulativa i predicció de branques<text:tab/>3</text:a></text:p>
          <text:p text:style-name="P14"><text:a xlink:type="simple" xlink:href="#__RefHeading___Toc128_929859557" text:style-name="Index_20_Link" text:visited-style-name="Index_20_Link">Breu explicació de «Microarchitectural Side-Channel Attacks»<text:tab/>3</text:a></text:p>
          <text:p text:style-name="P14"><text:a xlink:type="simple" xlink:href="#__RefHeading___Toc226_809883092" text:style-name="Index_20_Link" text:visited-style-name="Index_20_Link">Breu explicació de l’espai d'adreces<text:tab/>3</text:a></text:p>
          <text:p text:style-name="P18"><text:a xlink:type="simple" xlink:href="#__RefHeading___Toc238_929859557" text:style-name="Index_20_Link" text:visited-style-name="Index_20_Link">Què és Spectre i Meltdown?<text:tab/>4</text:a></text:p>
          <text:p text:style-name="P14"><text:a xlink:type="simple" xlink:href="#__RefHeading___Toc118_929859557" text:style-name="Index_20_Link" text:visited-style-name="Index_20_Link">Spectre<text:tab/>4</text:a></text:p>
          <text:p text:style-name="P14"><text:a xlink:type="simple" xlink:href="#__RefHeading___Toc120_929859557" text:style-name="Index_20_Link" text:visited-style-name="Index_20_Link">Meltdown<text:tab/>4</text:a></text:p>
          <text:p text:style-name="P18"><text:a xlink:type="simple" xlink:href="#__RefHeading___Toc228_809883092" text:style-name="Index_20_Link" text:visited-style-name="Index_20_Link">Què hi diuen les empreses del sector?<text:tab/>4</text:a></text:p>
          <text:p text:style-name="P14"><text:a xlink:type="simple" xlink:href="#__RefHeading___Toc230_809883092" text:style-name="Index_20_Link" text:visited-style-name="Index_20_Link">ARM<text:tab/>4</text:a></text:p>
        </text:index-body>
      </text:table-of-content>
      <text:h text:style-name="P16" text:outline-level="1"/>
      <text:h text:style-name="P17" text:outline-level="1"><text:bookmark-start text:name="__RefHeading___Toc122_929859557"/>Conceptes bàsics<text:bookmark-end text:name="__RefHeading___Toc122_929859557"/></text:h>
      <text:h text:style-name="Heading_20_2" text:outline-level="2"><text:bookmark-start text:name="__RefHeading___Toc124_929859557"/>Breu explicació de l’execució fora d’ordre<text:bookmark-end text:name="__RefHeading___Toc124_929859557"/></text:h>
      <text:p text:style-name="P4">El principi de la idea d’execució fora d’ordre és augmentar l’ús dels recursos del processador fent que les seqüencies d’instruccions es puguin executar en paral·lel. <text:span text:style-name="T4">F</text:span>ins i executar una instrucció abans que la seva predecessora. Aquest comportament s'accentua més amb <text:span text:style-name="T4">els nous processadors i la implementació de</text:span> les <text:span text:style-name="T4">micro-operacions que desglossen una operació complexa</text:span>.</text:p>
      <text:h text:style-name="Heading_20_2" text:outline-level="2"><text:bookmark-start text:name="__RefHeading___Toc126_929859557"/>Breu explicació de l’execució especulativa <text:span text:style-name="T5">i predicció de branques</text:span><text:bookmark-end text:name="__RefHeading___Toc126_929859557"/></text:h>
      <text:p text:style-name="P5">La gran majoria de programes, per no de la tots els programes, fan us de diferents branques d’execució, com salts condicionals, <text:span text:style-name="T5">entre d’altres</text:span>. En els casos de canvi de branca el processador no pot saber quina és la següent operació que haurà de processar. El processador té dos camins per triar, o seguir aquella branca o trencar i executar la següent. Aquí entra el comportament especulatiu, aquest decideix, segons una serie de dades disponibles, quin camí triar. Si encerta el rendiment del processador es veu altament beneficiat ja que el resultat de les operacions es pot donar <text:span text:style-name="T5">el resultat sense perdre cap o molt pocs cicles. </text:span></text:p>
      <text:p text:style-name="P6">En canvi si la predicció falla ha d’abandonar la execució de les instruccions i reverteix els canvis. Aquest cas deixa traces de la seva execució. </text:p>
      <text:p text:style-name="P6">Processadors moderns com els que tenim als ordinadors personals poden anar centenars d’operacions per davant.</text:p>
      <text:h text:style-name="Heading_20_2" text:outline-level="2"><text:bookmark-start text:name="__RefHeading___Toc128_929859557"/><text:span text:style-name="T6">Breu explicació de «</text:span>Microarchitectural Side-Channel Attacks<text:span text:style-name="T6">»</text:span><text:bookmark-end text:name="__RefHeading___Toc128_929859557"/></text:h>
      <text:p text:style-name="P7">Els components del processador implicats en la predicció mantenen l’estat, el qual depèn del comportament anterior i assumeix que en un futur el comportament seràs igual o similar. Això implica que si hi ha diversos programes en execució el comportament d’un pot afectar el del següent, fent filtracions d’un programa a l’altre.</text:p>
      <text:p text:style-name="P7"><text:span text:style-name="T7">Les</text:span> memòri<text:span text:style-name="T7">es</text:span> cau, <text:span text:style-name="T7">la BTB i l’historial de branques es poden fer servir per filtrar informació d’altres <text:s/>processos. Informació per trencar el ASLR (aleatorietat de la disposició d’espai de direccions) i la seqüencia de tecleig són algunes de les dades que es poden obtenir amb aquest mètode. </text:span></text:p>
      <text:p text:style-name="P8">Per Spectre <text:span text:style-name="T9">i Meltdown </text:span>es fa servir la tècnica Flush+Reload i Evict+Relocad a la <text:span text:style-name="T8">cache</text:span> per filtrar les dades d’altres processos.</text:p>
      <text:h text:style-name="Heading_20_2" text:outline-level="2"><text:bookmark-start text:name="__RefHeading___Toc226_809883092"/>Breu explicació de l’espai d'adreces<text:bookmark-end text:name="__RefHeading___Toc226_809883092"/></text:h>
      <text:p text:style-name="P9">Cada procés té un espai de memòria assignat al qual es privada, si és una aplicació d’usuari tindrà un espai d’usuari i si es sistema serà un espai de sistema, que només pot ser accedida si el processador està en mode privilegiat.</text:p>
      <text:h text:style-name="Heading_20_1" text:outline-level="1"><text:bookmark-start text:name="__RefHeading___Toc238_929859557"/><text:soft-page-break/><text:span text:style-name="T1">Què</text:span> <text:span text:style-name="T3">é</text:span>s Spectre i Meltdown?<text:bookmark-end text:name="__RefHeading___Toc238_929859557"/></text:h>
      <text:p text:style-name="P2">Són vulnerabilitats crítiques que afecten els processadors moderns que permeten accedir a dades <text:span text:style-name="T2">d’altres processos</text:span> que estan sent usades <text:span text:style-name="T2">i a les quals no tens permís per accedir</text:span>. Aquestes funcionen en tot tipus de dispositius, tant ordinadors personals, com mòbils i servidors, depenent de la infraestructura. <text:span text:style-name="T6">En aquestes vulnerabilitats al memòria cache té un paper important.</text:span></text:p>
      <text:h text:style-name="Heading_20_2" text:outline-level="2"><text:bookmark-start text:name="__RefHeading___Toc118_929859557"/>Spectre<text:bookmark-end text:name="__RefHeading___Toc118_929859557"/></text:h>
      <text:p text:style-name="P2">Spectre trenca l'aïllament entre diferents aplicacions i permet <text:span text:style-name="T2">accedir a les dades d’altres processos. Per fer-ho fa us de la capacitat d’alguns processadors (pràcticament tots els processadors moderns) de poder mantenir diverses instruccions en execució, tot i que no tots, s’ha verificat per processadors de Intel, AMD i ARM.</text:span></text:p>
      <text:h text:style-name="Heading_20_2" text:outline-level="2"><text:bookmark-start text:name="__RefHeading___Toc120_929859557"/>Meltdown<text:bookmark-end text:name="__RefHeading___Toc120_929859557"/></text:h>
      <text:p text:style-name="P3">Meltdown trenca l’aillament entre aplicacions d’usuari i el sistema operatiu permetent accedir a la memòria de sistema. Aquest fa us de les implementacions d’execució d’instruccions fora d’ordre, per exemple <text:span text:style-name="T3">tots el</text:span> processadors d’Intel <text:span text:style-name="T3">que no siguin de la gamma Itanum o Atom</text:span> des del 1995 fin<text:span text:style-name="T3">s el </text:span>2011 <text:span text:style-name="T3">estan afectats per Meltdown. </text:span></text:p>
      <text:h text:style-name="Heading_20_1" text:outline-level="1"><text:bookmark-start text:name="__RefHeading___Toc228_809883092"/>Qu<text:span text:style-name="T10">è hi diuen les empreses del sector?</text:span><text:bookmark-end text:name="__RefHeading___Toc228_809883092"/></text:h>
      <text:h text:style-name="Heading_20_2" text:outline-level="2"><text:bookmark-start text:name="__RefHeading___Toc230_809883092"/>ARM<text:bookmark-end text:name="__RefHeading___Toc230_809883092"/></text:h>
      <text:p text:style-name="P10">Segons <text:span text:style-name="T12">el</text:span> paper publicat per la pròpia ARM, per les diferents variants dels atacs <text:span text:style-name="T12">proposa, no solucions sinó, mitigacions de programari</text:span>.</text:p>
      <text:list xml:id="list4217899935" text:style-name="L1">
        <text:list-item>
          <text:p text:style-name="P20">Bypassing software checking of untrusted values </text:p>
        </text:list-item>
      </text:list>
      <text:p text:style-name="P11">«Assegurar que la adreça que es derivada del untrusted_offset es forçada a un valor segur per tal que el maquinari no hagi d’especular <text:span text:style-name="T13">si està de rang.»</text:span></text:p>
      <text:list xml:id="list3697616515" text:style-name="L2">
        <text:list-item>
          <text:p text:style-name="P21"><text:span text:style-name="T13">F</text:span>orcing privileged speculation by training branch predictors </text:p>
        </text:list-item>
      </text:list>
      <text:p text:style-name="P11">«<text:span text:style-name="T13">Per l’implementacio de ARM no hi ha una mitigació genèrica. Tot i això molts processadors tenen opció de deshabilitar la execució predictiva</text:span>»</text:p>
      <text:list xml:id="list441537453" text:style-name="L3">
        <text:list-item>
          <text:p text:style-name="P22"><text:span text:style-name="T13">U</text:span>sing speculative reads of inaccessible data </text:p>
        </text:list-item>
      </text:list>
      <text:p text:style-name="P11">«<text:span text:style-name="T11">L</text:span><text:span text:style-name="T13">a millor mitigació és tenir el mínim de ponters de mapping a sistema a les taules de pàgines </text:span><text:span text:style-name="T11">en mode privilegiat</text:span>»</text:p>
      <text:list xml:id="list704686672" text:style-name="L4">
        <text:list-item>
          <text:p text:style-name="P23"><text:span text:style-name="T11">U</text:span>sing speculative reads of inaccessible data </text:p>
        </text:list-item>
      </text:list>
      <text:p text:style-name="P11">Although Arm is addressing this issue in new CPU releases, in general, it is not believed that software mitigations for this issue are necessary. </text:p>
      <text:list xml:id="list183607040101045" text:continue-numbering="true" text:style-name="L4">
        <text:list-item>
          <text:p text:style-name="P23">Speculative bypassing of stores by younger loads despite the presence of a dependency </text:p>
        </text:list-item>
      </text:list>
      <text:p text:style-name="P11">Arm has allocated two new barriers for use in software mitigations: SSBB and PSSBB. Use of the SSBB barrier ensures that any stores before the SSBB using a virtual address will not be bypassed <text:soft-page-break/>by any speculative executions of a load after the SSBB to the same virtual address. The SSBB barrier also ensures that any loads before the SSBB to a particular virtual address will not speculatively load from a store after the SSBB. This barrier can be used to prevent the speculative loads being exploited using this mechanism in cases of software managed privilege within an exception level. </text:p>
      <text:p text:style-name="P11"/>
      <text:p text:style-name="P13"/>
      <text:p text:style-name="P10">For Arm implementations, there is no generic mitigation available that applies for all Arm processors. However, many Arm processors have implementation specific controls that can be used to either disable branch prediction or to provide mechanisms to invalidate the branch predictor. Where an ability to invalidate the branch predictor exists, it should be used on a context switch. It should also be used on an exception entry from an exception level where it is judged that code might be used to attack a higher level. Invalidations on exception entry will likely have a nontrivial performance impact. </text:p>
      <text:p text:style-name="P10"/>
      <text:p text:style-name="P10">For Arm software, the best mitigation for the memory leakage with this mechanism is to ensure that when running at EL0, there are minimal mappings pointing to Kernel-only data mapped in page tables, or present in the TLB. This is done in preference to the common technique of having the Kernel-only data mapped in the translation tables but with EL1-only access permissions. </text:p>
      <text:p text:style-name="P10">Although Arm is addressing this issue in new CPU releases, in general, it is not believed that software mitigations for this issue are necessary. </text:p>
      <text:p text:style-name="P10"/>
      <text:p text:style-name="P10">Arm has allocated two new barriers for use in software mitigations: SSBB and PSSBB </text:p>
      <text:p text:style-name="P12"><text:a xlink:type="simple" xlink:href="https://meltdownattack.com/" text:style-name="Internet_20_link" text:visited-style-name="Visited_20_Internet_20_Link">https://meltdownattack.com/</text:a> </text:p>
      <text:p text:style-name="P1"><text:a xlink:type="simple" xlink:href="https://developer.arm.com/support/arm-security-updates/speculative-processor-vulnerability" text:style-name="Internet_20_link" text:visited-style-name="Visited_20_Internet_20_Link">https://developer.arm.com/support/arm-security-updates/speculative-processor-vulnerability</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0:25:36.335000000</meta:creation-date>
    <dc:date>2019-05-26T18:36:05.063000000</dc:date>
    <meta:editing-duration>PT13M16S</meta:editing-duration>
    <meta:editing-cycles>4</meta:editing-cycles>
    <meta:generator>LibreOffice/6.2.2.2$Windows_x86 LibreOffice_project/2b840030fec2aae0fd2658d8d4f9548af4e3518d</meta:generator>
    <meta:document-statistic meta:table-count="0" meta:image-count="0" meta:object-count="0" meta:page-count="7" meta:paragraph-count="51" meta:word-count="1099" meta:character-count="6971" meta:non-whitespace-character-count="5909"/>
  </office:meta>
</office:document-meta>
</file>